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907" officeooo:paragraph-rsid="000dd907"/>
    </style:style>
    <style:style style:name="T1" style:family="text">
      <style:text-properties officeooo:rsid="000ea3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ructions</text:p>
      <text:p text:style-name="P1"/>
      <text:p text:style-name="P1">1. Download and install JRE 8 (Java runtime environment) or JDK 8 in your system.</text:p>
      <text:p text:style-name="P1">2. Set JAVA_HOME and JRE_HOME environment variable to your java directory.<text:line-break/>3. Download and install Apache Tomcat 7.<text:line-break/>4. Make sure that Tomcat is using jre8/jdk8.</text:p>
      <text:p text:style-name="P1">5. Take the incumbency.war file and extract it's content to &lt;tomcat installation&gt;/webapps.</text:p>
      <text:p text:style-name="P1">6. Go to &lt;tomcat installation&gt;/webapps/incumbency and open incumbency_table.jsp in an editor.</text:p>
      <text:p text:style-name="P1">7. Find the ge variable and change it's path to the <text:span text:style-name="T1">where the </text:span>candidates_info.csv <text:span text:style-name="T1">recides</text:span>. <text:span text:style-name="T1">Save the file.</text:span><text:line-break/><text:span text:style-name="T1">8</text:span>. Go to &lt;tomcat <text:s/>installation&gt;/bin directory</text:p>
      <text:p text:style-name="P1"><text:span text:style-name="T1">9</text:span>. Run start.bat from terminal console to start the server</text:p>
      <text:p text:style-name="P1"><text:span text:style-name="T1">10</text:span>. Open localhost:8080/incumbency. The web page should open now.<text:line-break/><text:span text:style-name="T1">11</text:span>. <text:span text:style-name="T1">To close the server, type on terminal shutdown.bat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dx </meta:initial-creator>
    <meta:creation-date>2016-07-21T11:17:51.983337078</meta:creation-date>
    <dc:date>2016-07-21T11:35:26.657073969</dc:date>
    <dc:creator>sudx </dc:creator>
    <meta:editing-duration>PT2M24S</meta:editing-duration>
    <meta:editing-cycles>1</meta:editing-cycles>
    <meta:document-statistic meta:table-count="0" meta:image-count="0" meta:object-count="0" meta:page-count="1" meta:paragraph-count="8" meta:word-count="117" meta:character-count="767" meta:non-whitespace-character-count="655"/>
    <meta:generator>LibreOffice/5.0.3.2$Linux_X86_64 LibreOffice_project/00m0$Build-2</meta:generator>
  </office:meta>
</office:document-meta>
</file>